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I. S. Isaac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6</text:p>
      <text:p text:style-name="P5">Date (derived from Gregorian calendar)<text:tab/>20 December 1875</text:p>
      <text:p text:style-name="P5">Month<text:tab/><text:tab/><text:tab/><text:tab/><text:tab/><text:tab/>December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Page 1]</text:p>
      <text:p text:style-name="P3">Congregation “Shaaray Tefila,”/</text:p>
      <text:p text:style-name="P3">FORTY-FOURTH ST. SYNAGOGUE,/</text:p>
      <text:p text:style-name="P3"><text:span text:style-name="T1">New York, Dec. 20</text:span><text:span text:style-name="T2">th</text:span><text:span text:style-name="T1"> 5636, 1875/</text:span></text:p>
      <text:p text:style-name="P2">Dear &amp; reverend Sir,/</text:p>
      <text:p text:style-name="P2"><text:tab/>I have the pleasure to inform/ you that a meeting was held yesterday/ of the Ritual Committee appointed by/ the Trustees of this Congregation to report/ to the Congregation such changes in the/ order of services as they may deem advis-/able, whereas Rev. S. M. Isaacs and/ Rev. Dr. Mendes were present as Advis-/ory Committee. <text:s/>It having been stated/ by Rev. S. M. Isaacs that he was in/ communication with you and other/ learned ministers with a view to the/ early holding of a General Convention/ and that this committee should/ defer its action until such convention/ met so that [crossed-out: so that] there may not/ be isolated action, the following/ resolution was adopted of which I/ </text:p>
      <text:p text:style-name="P2"/>
      <text:p text:style-name="P2">[Page 2]</text:p>
      <text:p text:style-name="P2">was instructed to send you a/ copy./</text:p>
      <text:p text:style-name="P2"><text:tab/>Resolved that the further con-/sideration of the ritual be post-/poned so that the views of a confer-/ence of Spiritual heads of American/ Congregations to be held within the/ next month may be communicated/ to this Committee it being under-/stood that in any event this committee/ is to be called together at no later/ period than one month from/ date”/</text:p>
      <text:p text:style-name="P2"><text:tab/>I trust, dear Sir, that you/ will appreciate the position/ of this Committee who are/ desirous to satisfy the parties/ in the Congregation. <text:s/>They hes-/itate to urge even trivial charges/ in the hope that by union with other/ Committees similarly constituted, a/ ritual may be devised that will/ answer the demands of the age./</text:p>
      <text:p text:style-name="P2"/>
      <text:p text:style-name="P2">[Page 3]</text:p>
      <text:p text:style-name="P2"><text:tab/>At the same time they/ feel it a duty not to delay action./</text:p>
      <text:p text:style-name="P2"><text:tab/>Will you not therefore call/ such convention to meet at an/ early date? <text:s/>I am authorized/ to state that the Board of/ Trustees will send delegates/ to such Convention whenever/ and wherever called./</text:p>
      <text:p text:style-name="P2"><text:tab/>Thanking you, Sir in the/ name of the Committee for the/ exertions that you have made/ in behalf of true Judaism, and/ trusting that you will be enabled/ to practically demonstrate with/ your colleagues that radicalism/ can be checked by a wise concert of/ action on the part of conservative/ leaders/</text:p>
      <text:p text:style-name="P2"><text:tab/>Yours with great respect/</text:p>
      <text:p text:style-name="P2">Rev. S. Morais<text:tab/>I. S. Isaacs/</text:p>
      <text:p text:style-name="P2"><text:tab/>Phila.<text:tab/><text:tab/>sec'y of Committe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3:39:21</meta:creation-date>
    <dc:date>2009-05-27T09:52:05</dc:date>
    <dc:language>en-US</dc:language>
    <meta:editing-cycles>2</meta:editing-cycles>
    <meta:editing-duration>PT13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545" meta:character-count="3466"/>
  </office:meta>
</office:document-meta>
</file>